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0.853cm" svg:height="0.962cm" svg:x="1.905cm" svg:y="1.259cm">
          <draw:text-box>
            <text:p>1</text:p>
          </draw:text-box>
        </draw:frame>
        <draw:frame draw:style-name="gr1" draw:text-style-name="P1" xml:id="id2" draw:id="id2" draw:layer="layout" svg:width="0.853cm" svg:height="0.962cm" svg:x="3.006cm" svg:y="1.259cm">
          <draw:text-box>
            <text:p>2</text:p>
          </draw:text-box>
        </draw:frame>
        <draw:frame draw:style-name="gr1" draw:text-style-name="P1" xml:id="id3" draw:id="id3" draw:layer="layout" svg:width="0.853cm" svg:height="0.962cm" svg:x="4.107cm" svg:y="1.259cm">
          <draw:text-box>
            <text:p>3</text:p>
          </draw:text-box>
        </draw:frame>
        <draw:connector draw:style-name="gr2" draw:text-style-name="P2" draw:layer="layout" draw:type="line" svg:x1="2.758cm" svg:y1="1.74cm" svg:x2="3.006cm" svg:y2="1.74cm" draw:start-shape="id1" draw:start-glue-point="1" draw:end-shape="id2" draw:end-glue-point="3" svg:d="M2758 1740h248" svg:viewBox="0 0 249 1">
          <text:p/>
        </draw:connector>
        <draw:connector draw:style-name="gr2" draw:text-style-name="P2" draw:layer="layout" draw:type="line" svg:x1="3.859cm" svg:y1="1.74cm" svg:x2="4.107cm" svg:y2="1.74cm" draw:start-shape="id2" draw:end-shape="id3" draw:end-glue-point="3" svg:d="M3859 1740h248" svg:viewBox="0 0 249 1">
          <text:p/>
        </draw:connector>
        <draw:frame draw:style-name="gr1" draw:text-style-name="P1" xml:id="id4" draw:id="id4" draw:layer="layout" svg:width="0.853cm" svg:height="0.962cm" svg:x="10.806cm" svg:y="3.459cm">
          <draw:text-box>
            <text:p>9</text:p>
          </draw:text-box>
        </draw:frame>
        <draw:frame draw:style-name="gr1" draw:text-style-name="P1" xml:id="id5" draw:id="id5" draw:layer="layout" svg:width="1.205cm" svg:height="0.962cm" svg:x="11.907cm" svg:y="3.459cm">
          <draw:text-box>
            <text:p>10</text:p>
          </draw:text-box>
        </draw:frame>
        <draw:connector draw:style-name="gr2" draw:text-style-name="P2" draw:layer="layout" draw:type="line" svg:x1="11.659cm" svg:y1="3.94cm" svg:x2="11.907cm" svg:y2="3.94cm" draw:start-shape="id4" draw:start-glue-point="1" draw:end-shape="id5" draw:end-glue-point="3" svg:d="M11659 3940h248" svg:viewBox="0 0 249 1">
          <text:p/>
        </draw:connector>
        <draw:frame draw:style-name="gr1" draw:text-style-name="P1" xml:id="id6" draw:id="id6" draw:layer="layout" svg:width="0.853cm" svg:height="0.962cm" svg:x="9.707cm" svg:y="3.459cm">
          <draw:text-box>
            <text:p>8</text:p>
          </draw:text-box>
        </draw:frame>
        <draw:connector draw:style-name="gr2" draw:text-style-name="P2" draw:layer="layout" draw:type="line" svg:x1="10.56cm" svg:y1="3.94cm" svg:x2="10.808cm" svg:y2="3.94cm" draw:start-shape="id6" draw:start-glue-point="1" svg:d="M10560 3940h248" svg:viewBox="0 0 249 1">
          <text:p/>
        </draw:connector>
        <draw:frame draw:style-name="gr1" draw:text-style-name="P1" xml:id="id7" draw:id="id7" draw:layer="layout" svg:width="0.853cm" svg:height="0.962cm" svg:x="8.608cm" svg:y="3.459cm">
          <draw:text-box>
            <text:p>7</text:p>
          </draw:text-box>
        </draw:frame>
        <draw:connector draw:style-name="gr2" draw:text-style-name="P2" draw:layer="layout" draw:type="line" svg:x1="9.461cm" svg:y1="3.94cm" svg:x2="9.709cm" svg:y2="3.94cm" draw:start-shape="id7" draw:start-glue-point="1" svg:d="M9461 3940h248" svg:viewBox="0 0 249 1">
          <text:p/>
        </draw:connector>
        <draw:frame draw:style-name="gr1" draw:text-style-name="P1" xml:id="id8" draw:id="id8" draw:layer="layout" svg:width="0.853cm" svg:height="0.962cm" svg:x="7.509cm" svg:y="3.459cm">
          <draw:text-box>
            <text:p>6</text:p>
          </draw:text-box>
        </draw:frame>
        <draw:connector draw:style-name="gr2" draw:text-style-name="P2" draw:layer="layout" draw:type="line" svg:x1="8.362cm" svg:y1="3.94cm" svg:x2="8.61cm" svg:y2="3.94cm" draw:start-shape="id8" draw:start-glue-point="1" svg:d="M8362 3940h248" svg:viewBox="0 0 249 1">
          <text:p/>
        </draw:connector>
        <draw:frame draw:style-name="gr1" draw:text-style-name="P1" xml:id="id9" draw:id="id9" draw:layer="layout" svg:width="0.853cm" svg:height="0.962cm" svg:x="6.41cm" svg:y="3.459cm">
          <draw:text-box>
            <text:p>5</text:p>
          </draw:text-box>
        </draw:frame>
        <draw:connector draw:style-name="gr2" draw:text-style-name="P2" draw:layer="layout" draw:type="line" svg:x1="7.263cm" svg:y1="3.94cm" svg:x2="7.511cm" svg:y2="3.94cm" draw:start-shape="id9" draw:start-glue-point="1" svg:d="M7263 3940h248" svg:viewBox="0 0 249 1">
          <text:p/>
        </draw:connector>
        <draw:frame draw:style-name="gr1" draw:text-style-name="P1" xml:id="id10" draw:id="id10" draw:layer="layout" svg:width="0.853cm" svg:height="0.962cm" svg:x="5.311cm" svg:y="3.459cm">
          <draw:text-box>
            <text:p>4</text:p>
          </draw:text-box>
        </draw:frame>
        <draw:connector draw:style-name="gr2" draw:text-style-name="P2" draw:layer="layout" draw:type="line" svg:x1="6.164cm" svg:y1="3.94cm" svg:x2="6.412cm" svg:y2="3.94cm" draw:start-shape="id10" draw:start-glue-point="1" svg:d="M6164 3940h248" svg:viewBox="0 0 249 1">
          <text:p/>
        </draw:connector>
        <draw:frame draw:style-name="gr1" draw:text-style-name="P1" xml:id="id11" draw:id="id11" draw:layer="layout" svg:width="0.853cm" svg:height="0.962cm" svg:x="4.212cm" svg:y="3.459cm">
          <draw:text-box>
            <text:p>3</text:p>
          </draw:text-box>
        </draw:frame>
        <draw:connector draw:style-name="gr2" draw:text-style-name="P2" draw:layer="layout" draw:type="line" svg:x1="5.065cm" svg:y1="3.94cm" svg:x2="5.313cm" svg:y2="3.94cm" draw:start-shape="id11" draw:start-glue-point="1" svg:d="M5065 3940h248" svg:viewBox="0 0 249 1">
          <text:p/>
        </draw:connector>
        <draw:frame draw:style-name="gr1" draw:text-style-name="P1" xml:id="id12" draw:id="id12" draw:layer="layout" svg:width="0.853cm" svg:height="0.962cm" svg:x="3.113cm" svg:y="3.459cm">
          <draw:text-box>
            <text:p>2</text:p>
          </draw:text-box>
        </draw:frame>
        <draw:connector draw:style-name="gr2" draw:text-style-name="P2" draw:layer="layout" draw:type="line" svg:x1="3.966cm" svg:y1="3.94cm" svg:x2="4.214cm" svg:y2="3.94cm" draw:start-shape="id12" draw:start-glue-point="1" svg:d="M3966 3940h248" svg:viewBox="0 0 249 1">
          <text:p/>
        </draw:connector>
        <draw:frame draw:style-name="gr1" draw:text-style-name="P1" xml:id="id13" draw:id="id13" draw:layer="layout" svg:width="0.853cm" svg:height="0.962cm" svg:x="2.014cm" svg:y="3.459cm">
          <draw:text-box>
            <text:p>1</text:p>
          </draw:text-box>
        </draw:frame>
        <draw:connector draw:style-name="gr2" draw:text-style-name="P2" draw:layer="layout" draw:type="line" svg:x1="2.867cm" svg:y1="3.94cm" svg:x2="3.115cm" svg:y2="3.94cm" draw:start-shape="id13" draw:start-glue-point="1" svg:d="M2867 3940h248" svg:viewBox="0 0 249 1">
          <text:p/>
        </draw:connector>
        <draw:frame draw:style-name="gr1" draw:text-style-name="P1" xml:id="id14" draw:id="id14" draw:layer="layout" svg:width="0.853cm" svg:height="0.962cm" svg:x="0.915cm" svg:y="3.459cm">
          <draw:text-box>
            <text:p>0</text:p>
          </draw:text-box>
        </draw:frame>
        <draw:connector draw:style-name="gr2" draw:text-style-name="P2" draw:layer="layout" draw:type="line" svg:x1="1.768cm" svg:y1="3.94cm" svg:x2="2.016cm" svg:y2="3.94cm" draw:start-shape="id14" draw:start-glue-point="1" svg:d="M1768 3940h248" svg:viewBox="0 0 249 1">
          <text:p/>
        </draw:connector>
        <draw:connector draw:style-name="gr3" draw:text-style-name="P2" draw:layer="layout" draw:type="lines" svg:x1="12.509cm" svg:y1="4.421cm" svg:x2="4.638cm" svg:y2="4.421cm" draw:start-shape="id5" draw:start-glue-point="2" draw:end-shape="id11" draw:end-glue-point="2" svg:d="M12509 4421v501h-7871v-501" svg:viewBox="0 0 7872 502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22:05:13.691621827</meta:creation-date>
    <dc:date>2021-07-23T23:27:31.768050645</dc:date>
    <meta:editing-duration>PT9H49M22S</meta:editing-duration>
    <meta:editing-cycles>4</meta:editing-cycles>
    <meta:generator>LibreOffice/7.1.4.2$Linux_X86_64 LibreOffice_project/10$Build-2</meta:generator>
    <meta:document-statistic meta:object-count="50"/>
  </office:meta>
</office:document-meta>
</file>